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4000000F4E792A0551EBF55C3.png" manifest:media-type="image/png"/>
  <manifest:file-entry manifest:full-path="Pictures/100000010000016F0000010A06C3B42003FC2CCE.png" manifest:media-type="image/png"/>
  <manifest:file-entry manifest:full-path="Pictures/100000000000000800000008446E4D525D2C88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5.379cm" fo:min-width="7.677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255cm" svg:height="5.983cm" svg:x="8.89cm" svg:y="1.689cm">
          <draw:image xlink:href="Pictures/100000010000016F0000010A06C3B42003FC2CCE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11.518cm" svg:x="17.78cm" svg:y="0.547cm">
          <draw:image xlink:href="Pictures/1000000100000094000000F4E792A0551EBF55C3.png" xlink:type="simple" xlink:show="embed" xlink:actuate="onLoad" draw:mime-type="image/png">
            <text:p/>
          </draw:image>
        </draw:frame>
        <draw:custom-shape draw:name="Snow 1" draw:style-name="gr2" draw:text-style-name="P3" draw:layer="layout" svg:width="8.254cm" svg:height="5.716cm" draw:transform="skewX (0.000872664625997165) rotate (0.000698131700797732) translate (8.89cm 5.715cm)">
          <text:p text:style-name="P2"><text:span text:style-name="T1">Fre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3" draw:display-name="Bitmap 23" xlink:href="Pictures/100000000000000800000008446E4D525D2C888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3T22:55:48.987855258</meta:creation-date>
    <dc:date>2023-11-04T09:01:19.472468813</dc:date>
    <meta:editing-duration>PT2M3S</meta:editing-duration>
    <meta:editing-cycles>1</meta:editing-cycles>
    <meta:document-statistic meta:object-count="26"/>
    <meta:generator>LibreOffice/7.3.7.2$Linux_X86_64 LibreOffice_project/30$Build-2</meta:generator>
  </office:meta>
</office:document-meta>
</file>